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standard">
      <style:graphic-properties draw:stroke="none" draw:fill="none" fo:min-height="1.21cm"/>
    </style:style>
    <style:style style:name="gr4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6" style:family="graphic" style:parent-style-name="standard" style:list-style-name="L5">
      <style:graphic-properties svg:stroke-color="#808080" draw:fill-color="#cccccc" draw:textarea-horizontal-align="justify" draw:textarea-vertical-align="middle" draw:auto-grow-height="false" fo:min-height="1.274cm" fo:min-width="19.82cm"/>
    </style:style>
    <style:style style:name="gr7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8" style:family="graphic" style:parent-style-name="standard" style:list-style-name="L4">
      <style:graphic-properties draw:stroke="none" draw:fill="none" draw:fill-color="#ffffff" draw:auto-grow-height="false" draw:fit-to-size="shrink-to-fit" style:shrink-to-fit="true" fo:min-height="8.884cm"/>
    </style:style>
    <style:style style:name="gr9" style:family="graphic" style:parent-style-name="standard" style:list-style-name="L5">
      <style:graphic-properties svg:stroke-color="#808080" draw:fill-color="#cccccc" draw:textarea-horizontal-align="justify" draw:textarea-vertical-align="middle" draw:auto-grow-height="false" fo:min-height="4.83cm" fo:min-width="22.106cm"/>
    </style:style>
    <style:style style:name="gr10" style:family="graphic" style:parent-style-name="standard" style:list-style-name="L5">
      <style:graphic-properties svg:stroke-color="#808080" draw:fill-color="#cccccc" draw:textarea-horizontal-align="justify" draw:textarea-vertical-align="middle" draw:auto-grow-height="false" fo:min-height="6.117cm" fo:min-width="22.106cm"/>
    </style:style>
    <style:style style:name="pr1" style:family="presentation" style:parent-style-name="Default-title">
      <style:graphic-properties fo:min-height="12.8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3.342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loext:graphic-properties draw:fill-color="#cccccc"/>
      <style:paragraph-properties fo:margin-left="0cm" fo:margin-right="0cm" fo:margin-top="0.5cm" fo:margin-bottom="0cm" fo:line-height="100%" fo:text-align="start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5cm" fo:margin-bottom="0cm" fo:line-height="100%" fo:text-align="start" fo:text-indent="0cm"/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834cm" svg:x="1.4cm" svg:y="0.628cm" presentation:class="title" presentation:user-transformed="true">
          <draw:text-box>
            <text:p>Corruptions!<text:line-break/><text:span text:style-name="T1">Michael Paquier – LT</text:span><text:span text:style-name="T1"><text:line-break/></text:span><text:span text:style-name="T1">PGCon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could not read block N of relation X/Y/Z: read only 0 of 8192 bytes</text:span></text:p>
              </text:list-item>
              <text:list-item>
                <text:p text:style-name="P2"><text:span text:style-name="T2">catalog is missing N attribute(s) for relid M</text:span></text:p>
              </text:list-item>
              <text:list-item>
                <text:p text:style-name="P2"><text:span text:style-name="T2">WARNING: page verification failed, calculated checksum %u but expected %u</text:span><text:span text:style-name="T2"><text:line-break/></text:span><text:span text:style-name="T2">ERROR: invalid page in block %u of relation %s</text:span><text:span text:style-name="T2"><text:line-break/></text:span><text:span text:style-name="T2"/></text:p>
              </text:list-item>
            </text:list>
          </draw:text-box>
        </draw:frame>
        <draw:frame draw:style-name="gr2" draw:text-style-name="P3" draw:layer="layout" svg:width="25.199cm" svg:height="9.134cm" svg:x="1.401cm" svg:y="3.685cm">
          <draw:text-box>
            <text:p/>
          </draw:text-box>
        </draw:frame>
        <draw:frame draw:style-name="gr3" draw:text-style-name="P5" draw:layer="layout" svg:width="12.271cm" svg:height="1.46cm" svg:x="-3.223cm" svg:y="3.331cm">
          <draw:text-box>
            <text:p text:style-name="P4"/>
            <text:p text:style-name="P4">8192 bytes</text:p>
          </draw:text-box>
        </draw:frame>
        <draw:frame draw:style-name="gr4" draw:text-style-name="P3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rrup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rigin</text:p>
                <text:list>
                  <text:list-item>
                    <text:p>Postgres =&gt; bugs or misconfiguration</text:p>
                  </text:list-item>
                  <text:list-item>
                    <text:p>File system</text:p>
                  </text:list-item>
                  <text:list-item>
                    <text:p>Kernel</text:p>
                  </text:list-item>
                  <text:list-item>
                    <text:p text:style-name="P7">Physical: CPU, memory, disks</text:p>
                  </text:list-item>
                  <text:list-item>
                    <text:p>Cosmic rays: flip bits.</text:p>
                  </text:list-item>
                </text:list>
              </text:list-item>
              <text:list-item>
                <text:p>https://wiki.postgresql.org/wiki/Corruption</text:p>
              </text:list-item>
            </text:list>
          </draw:text-box>
        </draw:frame>
        <draw:frame draw:style-name="gr5" draw:text-style-name="P3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eath!</text:p>
              </text:list-item>
              <text:list-item>
                <text:p>Stop Postgres.</text:p>
              </text:list-item>
              <text:list-item>
                <text:p>Cold copy of data folder.</text:p>
              </text:list-item>
              <text:list-item>
                <text:p>Play with it and save as much as you can.</text:p>
              </text:list-item>
              <text:list-item>
                <text:p>Dump</text:p>
                <text:list>
                  <text:list-item>
                    <text:p>zero_damaged_pages</text:p>
                  </text:list-item>
                  <text:list-item>
                    <text:p>ignore_checksum_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g_dum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a tool for corruption detection</text:p>
              </text:list-item>
              <text:list-item>
                <text:p>Still, sequential scan on all heap pages.</text:p>
              </text:list-item>
            </text:list>
          </draw:text-box>
        </draw:frame>
        <draw:custom-shape draw:style-name="gr6" draw:text-style-name="P9" draw:layer="layout" svg:width="20.32cm" svg:height="1.524cm" svg:x="3.048cm" svg:y="7.112cm">
          <text:p text:style-name="P8"><text:span text:style-name="T1">$ pg_dump &gt; /dev/null 2&gt;&amp;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g_catche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eck system catalog corruption</text:p>
              </text:list-item>
              <text:list-item>
                <text:p>https://github.com/EnterpriseDB/pg_catcheck</text:p>
              </text:list-item>
            </text:list>
          </draw:text-box>
        </draw:frame>
        <draw:frame draw:style-name="gr7" draw:text-style-name="P3" draw:layer="layout" svg:width="25.199cm" svg:height="9.134cm" svg:x="1.401cm" svg:y="3.685cm">
          <draw:text-box>
            <text:p/>
          </draw:text-box>
        </draw:frame>
        <draw:frame draw:style-name="gr8" draw:text-style-name="P3" draw:layer="layout" svg:width="25.199cm" svg:height="9.134cm" svg:x="1.401cm" svg:y="3.685cm">
          <draw:text-box>
            <text:p/>
          </draw:text-box>
        </draw:frame>
        <draw:custom-shape draw:style-name="gr9" draw:text-style-name="P9" draw:layer="layout" svg:width="22.606cm" svg:height="5.08cm" svg:x="2.032cm" svg:y="7.328cm">
          <text:p text:style-name="P10"><text:span text:style-name="T1">$ pg_catcheck </text:span><text:span text:style-name="T1"><text:line-break/></text:span><text:span text:style-name="T1">notice: pg_class row has invalid relnatts "1":</text:span><text:span text:style-name="T1"><text:line-break/></text:span><text:span text:style-name="T1"> <text:s/>attribute 1 does not exist in pg_attribute</text:span><text:span text:style-name="T1"><text:line-break/></text:span><text:span text:style-name="T1">row identity: oid="16385" relname="aa" relkind="r"</text:span><text:span text:style-name="T1"><text:line-break/></text:span><text:span text:style-name="T1">progress: done (1 inconsistencies, 0 warnings, 0 err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mcheck</text:p>
          </draw:text-box>
        </draw:frame>
        <draw:frame presentation:style-name="pr4" draw:layer="layout" svg:width="25.199cm" svg:height="9.134cm" svg:x="1.016cm" svg:y="3.257cm" presentation:class="outline" presentation:user-transformed="true">
          <draw:text-box>
            <text:list text:style-name="L2">
              <text:list-item>
                <text:p>Present since v10</text:p>
              </text:list-item>
              <text:list-item>
                <text:p>Check consistency of relation structures</text:p>
                <text:list>
                  <text:list-item>
                    <text:p>Support for btree</text:p>
                  </text:list-item>
                </text:list>
              </text:list-item>
              <text:list-item>
                <text:p>heapallindexes since v11</text:p>
              </text:list-item>
              <text:list-item>
                <text:p>Direct ERROR on failure, wrap on top of plpgsql</text:p>
              </text:list-item>
              <text:list-item>
                <text:p><text:span text:style-name="T2">https://www.postgresql.org/docs/devel/static/amcheck.htm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ge checksu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db -k</text:p>
              </text:list-item>
              <text:list-item>
                <text:p>SHOW data_checksums;</text:p>
              </text:list-item>
              <text:list-item>
                <text:p>No way to enable checksums online. Ye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g_verify_checksu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ed in v11</text:p>
              </text:list-item>
              <text:list-item>
                <text:p>Verify checksums if enabled.</text:p>
              </text:list-item>
              <text:list-item>
                <text:p>Server *cleanly* shut down.</text:p>
                <text:p/>
              </text:list-item>
            </text:list>
          </draw:text-box>
        </draw:frame>
        <draw:custom-shape draw:style-name="gr10" draw:text-style-name="P9" draw:layer="layout" svg:width="22.606cm" svg:height="6.367cm" svg:x="2.483cm" svg:y="8.557cm">
          <text:p text:style-name="P10"><text:span text:style-name="T1">$ pg_verify_checksums</text:span><text:span text:style-name="T1"><text:line-break/></text:span><text:span text:style-name="T1">Checksum scan completed</text:span><text:span text:style-name="T1"><text:line-break/></text:span><text:span text:style-name="T1">Data checksum version: 1</text:span><text:span text:style-name="T1"><text:line-break/></text:span><text:span text:style-name="T1">Files scanned: <text:s/>1225</text:span><text:span text:style-name="T1"><text:line-break/></text:span><text:span text:style-name="T1">Blocks scanned: 3696</text:span><text:span text:style-name="T1"><text:line-break/></text:span><text:span text:style-name="T1">Bad checksums: <text:s/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g_checksum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Built on top of pg_verify_checksums</text:span></text:p>
                <text:list>
                  <text:list-item>
                    <text:p><text:span text:style-name="T3">Verify</text:span></text:p>
                  </text:list-item>
                  <text:list-item>
                    <text:p><text:span text:style-name="T3">Enable</text:span></text:p>
                  </text:list-item>
                  <text:list-item>
                    <text:p><text:span text:style-name="T3">Disable</text:span></text:p>
                  </text:list-item>
                </text:list>
              </text:list-item>
              <text:list-item>
                <text:p><text:span text:style-name="T3">Choose your version:</text:span></text:p>
                <text:list>
                  <text:list-item>
                    <text:p><text:span text:style-name="T3"><text:a xlink:href="https://github.com/michaelpq/pg_plugins/tree/master/pg_checksums" xlink:type="simple">https://github.com/michaelpq/pg_plugins/tree/master/pg_checksums</text:a></text:span></text:p>
                  </text:list-item>
                  <text:list-item>
                    <text:p><text:span text:style-name="T3"><text:a xlink:href="https://github.com/credativ/pg_checksums" xlink:type="simple">https://github.com/credativ/pg_checksums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3.342cm" svg:x="1.4cm" svg:y="0.628cm" presentation:class="title" presentation:user-transformed="true">
          <draw:text-box>
            <text:p>Questions for later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09:57:53.213380851</meta:creation-date>
    <dc:date>2018-05-31T10:45:47.303870142</dc:date>
    <meta:editing-duration>PT36M33S</meta:editing-duration>
    <meta:editing-cycles>28</meta:editing-cycles>
    <meta:generator>LibreOffice/6.0.4.2$Linux_X86_64 LibreOffice_project/00m0$Build-2</meta:generator>
    <meta:document-statistic meta:object-count="72"/>
  </office:meta>
</office:document-meta>
</file>